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1ec22a6" officeooo:paragraph-rsid="01ec22a6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1ed5469" officeooo:paragraph-rsid="01ed5469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1f456cd" officeooo:paragraph-rsid="01f456cd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1fb3cbc" officeooo:paragraph-rsid="01fb3cbc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1pt" officeooo:rsid="01ef3686" officeooo:paragraph-rsid="01f336aa" style:font-size-asian="11pt" style:font-size-complex="11pt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9" style:family="paragraph" style:parent-style-name="Standard">
      <style:paragraph-properties fo:text-align="end" style:justify-single-word="false" style:writing-mode="rl-tb"/>
      <style:text-properties fo:font-weight="normal" officeooo:rsid="02001c6f" officeooo:paragraph-rsid="02089beb" style:font-weight-asian="normal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fo:font-weight="normal" officeooo:rsid="020a622d" officeooo:paragraph-rsid="020a622d" style:font-weight-asian="normal" style:font-weight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fo:font-weight="normal" officeooo:rsid="01fd4a3c" officeooo:paragraph-rsid="02213209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ed5469" officeooo:paragraph-rsid="01ed5469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ef3686" officeooo:paragraph-rsid="01f336aa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f456cd" officeooo:paragraph-rsid="01f456cd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f7364c" officeooo:paragraph-rsid="01f7364c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f89da3" officeooo:paragraph-rsid="01f89da3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f89da3" officeooo:paragraph-rsid="01f89da3" fo:background-color="#ffff00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fb3cbc" officeooo:paragraph-rsid="01fb3cbc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001c6f" officeooo:paragraph-rsid="02001c6f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019403" officeooo:paragraph-rsid="02019403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229983" officeooo:paragraph-rsid="02229983"/>
    </style:style>
    <style:style style:name="P22" style:family="paragraph" style:parent-style-name="Standard">
      <style:paragraph-properties fo:text-align="end" style:justify-single-word="false" style:writing-mode="rl-tb"/>
      <style:text-properties fo:font-weight="bold" officeooo:rsid="01ef3686" officeooo:paragraph-rsid="01f336aa" style:font-weight-asian="bold" style:font-weight-complex="bol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f410fe" officeooo:paragraph-rsid="01f336aa"/>
    </style:style>
    <style:style style:name="P24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21ab733" officeooo:paragraph-rsid="021ab733" style:font-size-asian="12pt"/>
    </style:style>
    <style:style style:name="P25" style:family="paragraph" style:parent-style-name="Heading_20_2">
      <style:paragraph-properties fo:text-align="end" style:justify-single-word="false" style:writing-mode="rl-tb"/>
      <style:text-properties officeooo:rsid="02249416" officeooo:paragraph-rsid="02249416"/>
    </style:style>
    <style:style style:name="P26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27" style:family="paragraph" style:parent-style-name="Standard">
      <style:text-properties officeooo:paragraph-rsid="02001c6f" fo:background-color="#ffff00"/>
    </style:style>
    <style:style style:name="P28" style:family="paragraph" style:parent-style-name="Standard">
      <style:text-properties officeooo:rsid="01ed5469" officeooo:paragraph-rsid="01ed5469" fo:background-color="#ffff00"/>
    </style:style>
    <style:style style:name="P29" style:family="paragraph" style:parent-style-name="Standard">
      <style:text-properties officeooo:rsid="01ed5469" officeooo:paragraph-rsid="02001c6f" fo:background-color="#ffff00"/>
    </style:style>
    <style:style style:name="P30" style:family="paragraph" style:parent-style-name="Standard">
      <style:text-properties officeooo:rsid="01e822de" officeooo:paragraph-rsid="01ec22a6"/>
    </style:style>
    <style:style style:name="P31" style:family="paragraph" style:parent-style-name="Standard">
      <style:text-properties fo:font-weight="normal" officeooo:rsid="01e6ea0f" officeooo:paragraph-rsid="01e6ea0f" fo:background-color="#ffff00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21ab733" officeooo:paragraph-rsid="021ab733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style:font-size-asian="12pt"/>
    </style:style>
    <style:style style:name="P35" style:family="paragraph" style:parent-style-name="Text_20_body">
      <style:text-properties officeooo:paragraph-rsid="01e822de"/>
    </style:style>
    <style:style style:name="P36" style:family="paragraph" style:parent-style-name="Heading_20_2">
      <style:text-properties officeooo:rsid="02229983" officeooo:paragraph-rsid="02229983"/>
    </style:style>
    <style:style style:name="P37" style:family="paragraph" style:parent-style-name="Standard">
      <style:paragraph-properties fo:margin-top="0.0398in" fo:margin-bottom="0.0398in" loext:contextual-spacing="false"/>
      <style:text-properties fo:font-weight="normal" officeooo:rsid="01ce4ea2" officeooo:paragraph-rsid="023ae814"/>
    </style:style>
    <style:style style:name="P38" style:family="paragraph" style:parent-style-name="Standard" style:list-style-name="L1">
      <style:paragraph-properties fo:text-align="end" style:justify-single-word="false" style:writing-mode="rl-tb"/>
      <style:text-properties fo:font-weight="normal" officeooo:rsid="01fd4a3c" officeooo:paragraph-rsid="0203a442" style:font-weight-asian="normal" style:font-weight-complex="normal"/>
    </style:style>
    <style:style style:name="P39" style:family="paragraph" style:parent-style-name="Standard" style:list-style-name="L1">
      <style:paragraph-properties fo:text-align="end" style:justify-single-word="false" style:writing-mode="rl-tb"/>
      <style:text-properties fo:font-weight="normal" officeooo:rsid="01fd4a3c" officeooo:paragraph-rsid="02074b04" style:font-weight-asian="normal" style:font-weight-complex="normal"/>
    </style:style>
    <style:style style:name="P40" style:family="paragraph" style:parent-style-name="Standard" style:list-style-name="L2">
      <style:paragraph-properties fo:text-align="end" style:justify-single-word="false" style:writing-mode="rl-tb"/>
      <style:text-properties officeooo:rsid="022e6ea2" officeooo:paragraph-rsid="022e6ea2"/>
    </style:style>
    <style:style style:name="P41" style:family="paragraph" style:parent-style-name="Standard" style:list-style-name="L2">
      <style:paragraph-properties fo:text-align="end" style:justify-single-word="false" style:writing-mode="rl-tb"/>
      <style:text-properties officeooo:paragraph-rsid="022ede2e"/>
    </style:style>
    <style:style style:name="P42" style:family="paragraph" style:parent-style-name="Standard" style:list-style-name="L2">
      <style:paragraph-properties fo:text-align="end" style:justify-single-word="false" style:writing-mode="rl-tb"/>
      <style:text-properties officeooo:rsid="0230cd72" officeooo:paragraph-rsid="0230cd72"/>
    </style:style>
    <style:style style:name="P43" style:family="paragraph" style:parent-style-name="Standard" style:list-style-name="L3">
      <style:paragraph-properties fo:margin-top="0.0398in" fo:margin-bottom="0.0398in" loext:contextual-spacing="false"/>
      <style:text-properties officeooo:paragraph-rsid="0239143d"/>
    </style:style>
    <style:style style:name="P44" style:family="paragraph" style:parent-style-name="Standard" style:list-style-name="L3">
      <style:paragraph-properties fo:margin-top="0.0398in" fo:margin-bottom="0.0398in" loext:contextual-spacing="false"/>
      <style:text-properties officeooo:rsid="023ae814" officeooo:paragraph-rsid="023ae814" fo:background-color="#ffff00"/>
    </style:style>
    <style:style style:name="P45" style:family="paragraph" style:parent-style-name="Standard" style:list-style-name="L4">
      <style:paragraph-properties fo:text-align="start" style:justify-single-word="false" style:writing-mode="lr-tb"/>
      <style:text-properties fo:font-variant="normal" fo:text-transform="none" fo:color="#1155cc" style:font-name="arial" fo:font-size="12pt" fo:letter-spacing="normal" fo:font-style="normal" fo:font-weight="normal" officeooo:rsid="01b02017" officeooo:paragraph-rsid="01b02017" style:font-size-asian="12pt" style:font-weight-asian="normal" style:font-size-complex="12pt" style:font-weight-complex="normal"/>
    </style:style>
    <style:style style:name="P46" style:family="paragraph" style:parent-style-name="Text_20_body" style:list-style-name="L4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47" style:family="paragraph" style:parent-style-name="Text_20_body" style:list-style-name="L4">
      <style:paragraph-properties fo:text-align="start" style:justify-single-word="false" style:writing-mode="lr-tb"/>
      <style:text-properties fo:font-size="12pt" officeooo:rsid="01de1456" officeooo:paragraph-rsid="01de1456" style:font-size-asian="12pt" style:font-size-complex="12pt"/>
    </style:style>
    <style:style style:name="P48" style:family="paragraph" style:parent-style-name="Text_20_body" style:list-style-name="L4">
      <style:paragraph-properties fo:text-align="start" style:justify-single-word="false" style:writing-mode="lr-tb"/>
      <style:text-properties fo:font-size="12pt" officeooo:rsid="01e3a348" officeooo:paragraph-rsid="01e3a348" style:font-size-asian="12pt" style:font-size-complex="12pt"/>
    </style:style>
    <style:style style:name="P49" style:family="paragraph" style:parent-style-name="Heading_20_2">
      <style:paragraph-properties fo:text-align="end" style:justify-single-word="false" style:writing-mode="rl-tb"/>
      <style:text-properties fo:font-weight="normal" officeooo:rsid="023475ec" officeooo:paragraph-rsid="023475ec" style:font-weight-asian="normal" style:font-weight-complex="normal"/>
    </style:style>
    <style:style style:name="P50" style:family="paragraph" style:parent-style-name="Heading_20_1">
      <style:text-properties officeooo:rsid="01a25c55" officeooo:paragraph-rsid="01a25c55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e52d2e" style:font-weight-asian="bold" style:font-weight-complex="bold"/>
    </style:style>
    <style:style style:name="T4" style:family="text">
      <style:text-properties fo:font-weight="bold" officeooo:rsid="01fb4a91" style:font-weight-asian="bold" style:font-weight-complex="bold"/>
    </style:style>
    <style:style style:name="T5" style:family="text">
      <style:text-properties fo:font-weight="bold" officeooo:rsid="01ec22a6" style:font-weight-asian="bold" style:font-weight-complex="bold"/>
    </style:style>
    <style:style style:name="T6" style:family="text">
      <style:text-properties fo:font-weight="bold" officeooo:rsid="0213414f" style:font-weight-asian="bold" style:font-weight-complex="bold"/>
    </style:style>
    <style:style style:name="T7" style:family="text">
      <style:text-properties fo:font-weight="bold" officeooo:rsid="01ff2d9e" style:font-weight-asian="bold" style:font-weight-complex="bold"/>
    </style:style>
    <style:style style:name="T8" style:family="text">
      <style:text-properties fo:font-weight="bold" officeooo:rsid="022ae6f3" style:font-weight-asian="bold" style:font-weight-complex="bold"/>
    </style:style>
    <style:style style:name="T9" style:family="text">
      <style:text-properties fo:font-weight="bold" officeooo:rsid="02213209" style:font-weight-asian="bold" style:font-weight-complex="bold"/>
    </style:style>
    <style:style style:name="T10" style:family="text">
      <style:text-properties fo:font-weight="bold" officeooo:rsid="0232b29a" style:font-weight-asian="bold" style:font-weight-complex="bold"/>
    </style:style>
    <style:style style:name="T11" style:family="text">
      <style:text-properties fo:font-weight="bold" officeooo:rsid="023783f6" style:font-weight-asian="bold" style:font-weight-complex="bold"/>
    </style:style>
    <style:style style:name="T12" style:family="text">
      <style:text-properties fo:font-weight="bold" officeooo:rsid="02374c86" style:font-weight-asian="bold" style:font-weight-complex="bold"/>
    </style:style>
    <style:style style:name="T13" style:family="text">
      <style:text-properties fo:color="#000000" style:font-name="Monospace"/>
    </style:style>
    <style:style style:name="T14" style:family="text">
      <style:text-properties fo:color="#000000" style:font-name="Monospace" fo:font-size="12pt" style:font-size-asian="12pt"/>
    </style:style>
    <style:style style:name="T15" style:family="text">
      <style:text-properties fo:color="#000000" style:font-name="Monospace" fo:font-size="12pt" officeooo:rsid="01fcbaf4" style:font-size-asian="12pt"/>
    </style:style>
    <style:style style:name="T16" style:family="text">
      <style:text-properties fo:color="#000000" style:font-name="Monospace" fo:font-size="12pt" officeooo:rsid="0203a442" style:font-size-asian="12pt"/>
    </style:style>
    <style:style style:name="T17" style:family="text">
      <style:text-properties fo:color="#000000" style:font-name="Monospace" fo:font-size="12pt" officeooo:rsid="01ff2d9e" style:font-size-asian="12pt"/>
    </style:style>
    <style:style style:name="T18" style:family="text">
      <style:text-properties fo:color="#000000" style:font-name="Monospace" fo:font-size="12pt" fo:background-color="#e8f2fe" loext:char-shading-value="0" style:font-size-asian="12pt"/>
    </style:style>
    <style:style style:name="T19" style:family="text">
      <style:text-properties fo:color="#000000" style:font-name="Monospace" fo:font-size="12pt" fo:font-style="italic" style:font-size-asian="12pt" style:font-style-asian="italic"/>
    </style:style>
    <style:style style:name="T20" style:family="text">
      <style:text-properties fo:color="#000000" style:font-name="Monospace" fo:font-size="12pt" fo:font-style="italic" officeooo:rsid="0203a442" style:font-size-asian="12pt" style:font-style-asian="italic"/>
    </style:style>
    <style:style style:name="T21" style:family="text">
      <style:text-properties fo:color="#000000" style:font-name="Monospace" fo:font-size="12pt" fo:font-style="italic" fo:background-color="#e8f2fe" loext:char-shading-value="0" style:font-size-asian="12pt" style:font-style-asian="italic"/>
    </style:style>
    <style:style style:name="T22" style:family="text">
      <style:text-properties fo:color="#000000" style:font-name="Monospace" fo:font-size="12pt" fo:font-weight="bold" officeooo:rsid="0217361c" style:font-size-asian="12pt" style:font-weight-asian="bold"/>
    </style:style>
    <style:style style:name="T23" style:family="text">
      <style:text-properties fo:color="#000000" style:font-name="Monospace" fo:font-size="12pt" fo:font-weight="normal" officeooo:rsid="02374c86" fo:background-color="#e8f2fe" loext:char-shading-value="0" style:font-size-asian="12pt"/>
    </style:style>
    <style:style style:name="T24" style:family="text">
      <style:text-properties fo:color="#6a3e3e" style:font-name="Monospace"/>
    </style:style>
    <style:style style:name="T25" style:family="text">
      <style:text-properties fo:color="#6a3e3e" style:font-name="Monospace" fo:font-size="12pt" style:font-size-asian="12pt"/>
    </style:style>
    <style:style style:name="T26" style:family="text">
      <style:text-properties fo:color="#6a3e3e" style:font-name="Monospace" fo:font-size="12pt" officeooo:rsid="01fb3cbc" style:font-size-asian="12pt"/>
    </style:style>
    <style:style style:name="T27" style:family="text">
      <style:text-properties fo:color="#6a3e3e" style:font-name="Monospace" fo:font-size="12pt" officeooo:rsid="0203a442" style:font-size-asian="12pt"/>
    </style:style>
    <style:style style:name="T28" style:family="text">
      <style:text-properties fo:color="#6a3e3e" style:font-name="Monospace" fo:font-size="12pt" officeooo:rsid="01ff2d9e" style:font-size-asian="12pt"/>
    </style:style>
    <style:style style:name="T29" style:family="text">
      <style:text-properties fo:color="#6a3e3e" style:font-name="Monospace" fo:font-size="12pt" officeooo:rsid="0217feb8" style:font-size-asian="12pt"/>
    </style:style>
    <style:style style:name="T30" style:family="text">
      <style:text-properties fo:color="#6a3e3e" style:font-name="Monospace" fo:font-size="12pt" fo:background-color="#e8f2fe" loext:char-shading-value="0" style:font-size-asian="12pt"/>
    </style:style>
    <style:style style:name="T31" style:family="text">
      <style:text-properties fo:color="#6a3e3e" style:font-name="Monospace" fo:font-size="12pt" fo:font-weight="normal" officeooo:rsid="01fb3cbc" style:font-size-asian="12pt"/>
    </style:style>
    <style:style style:name="T32" style:family="text">
      <style:text-properties fo:color="#6a3e3e" style:font-name="Monospace" fo:font-size="12pt" fo:font-weight="normal" officeooo:rsid="02374c86" fo:background-color="#e8f2fe" loext:char-shading-value="0" style:font-size-asian="12pt"/>
    </style:style>
    <style:style style:name="T33" style:family="text">
      <style:text-properties fo:color="#0000c0" style:font-name="Monospace" fo:font-size="12pt" style:font-size-asian="12pt"/>
    </style:style>
    <style:style style:name="T34" style:family="text">
      <style:text-properties fo:color="#7f0055" style:font-name="Monospace" fo:font-size="12pt" fo:font-weight="bold" style:font-size-asian="12pt" style:font-weight-asian="bold"/>
    </style:style>
    <style:style style:name="T35" style:family="text">
      <style:text-properties fo:color="#7f0055" style:font-name="Monospace" fo:font-weight="bold" style:font-weight-asian="bold"/>
    </style:style>
    <style:style style:name="T36" style:family="text">
      <style:text-properties fo:font-weight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ff2d9e" style:font-weight-asian="normal" style:font-weight-complex="normal"/>
    </style:style>
    <style:style style:name="T39" style:family="text">
      <style:text-properties fo:font-weight="normal" officeooo:rsid="022ae6f3" style:font-weight-asian="normal" style:font-weight-complex="normal"/>
    </style:style>
    <style:style style:name="T40" style:family="text">
      <style:text-properties fo:font-weight="normal" officeooo:rsid="022ede2e" style:font-weight-asian="normal" style:font-weight-complex="normal"/>
    </style:style>
    <style:style style:name="T41" style:family="text">
      <style:text-properties fo:font-weight="normal" officeooo:rsid="022f27b1" style:font-weight-asian="normal" style:font-weight-complex="normal"/>
    </style:style>
    <style:style style:name="T42" style:family="text">
      <style:text-properties fo:font-weight="normal" officeooo:rsid="022f9f0a" style:font-weight-asian="normal" style:font-weight-complex="normal"/>
    </style:style>
    <style:style style:name="T43" style:family="text">
      <style:text-properties fo:font-weight="normal" officeooo:rsid="0230e765" style:font-weight-asian="normal" style:font-weight-complex="normal"/>
    </style:style>
    <style:style style:name="T44" style:family="text">
      <style:text-properties fo:font-weight="normal" officeooo:rsid="0232b29a" style:font-weight-asian="normal" style:font-weight-complex="normal"/>
    </style:style>
    <style:style style:name="T45" style:family="text">
      <style:text-properties fo:font-weight="normal" officeooo:rsid="01c3f851"/>
    </style:style>
    <style:style style:name="T46" style:family="text">
      <style:text-properties fo:font-weight="normal" officeooo:rsid="01c451de"/>
    </style:style>
    <style:style style:name="T47" style:family="text">
      <style:text-properties fo:font-weight="normal" officeooo:rsid="01e52d2e"/>
    </style:style>
    <style:style style:name="T48" style:family="text">
      <style:text-properties fo:font-weight="normal" officeooo:rsid="01e5f41c"/>
    </style:style>
    <style:style style:name="T49" style:family="text">
      <style:text-properties fo:font-weight="normal" officeooo:rsid="01e6ea0f"/>
    </style:style>
    <style:style style:name="T50" style:family="text">
      <style:text-properties fo:font-weight="normal" officeooo:rsid="01c06d4e"/>
    </style:style>
    <style:style style:name="T51" style:family="text">
      <style:text-properties fo:font-weight="normal" officeooo:rsid="01dfd16a"/>
    </style:style>
    <style:style style:name="T52" style:family="text">
      <style:text-properties fo:font-weight="normal" officeooo:rsid="01e822de"/>
    </style:style>
    <style:style style:name="T53" style:family="text">
      <style:text-properties fo:font-weight="normal" officeooo:rsid="01e96a57"/>
    </style:style>
    <style:style style:name="T54" style:family="text">
      <style:text-properties fo:font-weight="normal" officeooo:rsid="01ec22a6"/>
    </style:style>
    <style:style style:name="T55" style:family="text">
      <style:text-properties fo:font-weight="normal" officeooo:rsid="01eccfea"/>
    </style:style>
    <style:style style:name="T56" style:family="text">
      <style:text-properties fo:font-weight="normal" officeooo:rsid="01ecea54"/>
    </style:style>
    <style:style style:name="T57" style:family="text">
      <style:text-properties fo:font-weight="normal" officeooo:rsid="0201f163"/>
    </style:style>
    <style:style style:name="T58" style:family="text">
      <style:text-properties fo:font-weight="normal" officeooo:rsid="0233906c"/>
    </style:style>
    <style:style style:name="T59" style:family="text">
      <style:text-properties fo:font-weight="normal" officeooo:rsid="02374c86"/>
    </style:style>
    <style:style style:name="T60" style:family="text">
      <style:text-properties fo:font-weight="normal" officeooo:rsid="02372f0d"/>
    </style:style>
    <style:style style:name="T61" style:family="text">
      <style:text-properties fo:font-weight="normal" officeooo:rsid="023783f6"/>
    </style:style>
    <style:style style:name="T62" style:family="text">
      <style:text-properties fo:font-weight="normal" officeooo:rsid="0239143d"/>
    </style:style>
    <style:style style:name="T63" style:family="text">
      <style:text-properties fo:font-weight="normal" officeooo:rsid="023ae814"/>
    </style:style>
    <style:style style:name="T64" style:family="text">
      <style:text-properties fo:font-weight="normal" officeooo:rsid="023c0b17"/>
    </style:style>
    <style:style style:name="T65" style:family="text">
      <style:text-properties fo:font-weight="normal" officeooo:rsid="023ccca6"/>
    </style:style>
    <style:style style:name="T66" style:family="text">
      <style:text-properties officeooo:rsid="01e0d8d8"/>
    </style:style>
    <style:style style:name="T67" style:family="text">
      <style:text-properties officeooo:rsid="01e822de"/>
    </style:style>
    <style:style style:name="T68" style:family="text">
      <style:text-properties officeooo:rsid="01f12d81"/>
    </style:style>
    <style:style style:name="T69" style:family="text">
      <style:text-properties officeooo:rsid="01f2949c"/>
    </style:style>
    <style:style style:name="T70" style:family="text">
      <style:text-properties officeooo:rsid="01f456cd"/>
    </style:style>
    <style:style style:name="T71" style:family="text">
      <style:text-properties officeooo:rsid="01fb3cbc"/>
    </style:style>
    <style:style style:name="T72" style:family="text">
      <style:text-properties officeooo:rsid="01fb4a91"/>
    </style:style>
    <style:style style:name="T73" style:family="text">
      <style:text-properties officeooo:rsid="01ff2d9e"/>
    </style:style>
    <style:style style:name="T74" style:family="text">
      <style:text-properties officeooo:rsid="02019403"/>
    </style:style>
    <style:style style:name="T75" style:family="text">
      <style:text-properties officeooo:rsid="0203a442"/>
    </style:style>
    <style:style style:name="T76" style:family="text">
      <style:text-properties officeooo:rsid="020518c1"/>
    </style:style>
    <style:style style:name="T77" style:family="text">
      <style:text-properties officeooo:rsid="0206ba56"/>
    </style:style>
    <style:style style:name="T78" style:family="text">
      <style:text-properties officeooo:rsid="02089beb"/>
    </style:style>
    <style:style style:name="T79" style:family="text">
      <style:text-properties officeooo:rsid="020ec2ce"/>
    </style:style>
    <style:style style:name="T80" style:family="text">
      <style:text-properties officeooo:rsid="0213414f"/>
    </style:style>
    <style:style style:name="T81" style:family="text">
      <style:text-properties officeooo:rsid="02141240"/>
    </style:style>
    <style:style style:name="T82" style:family="text">
      <style:text-properties officeooo:rsid="02143774"/>
    </style:style>
    <style:style style:name="T83" style:family="text">
      <style:text-properties fo:color="#3c3c3c" style:font-name="Monospace" fo:font-size="12pt" style:text-underline-style="none" officeooo:rsid="0217feb8" style:font-size-asian="12pt"/>
    </style:style>
    <style:style style:name="T84" style:family="text">
      <style:text-properties officeooo:rsid="02188d21"/>
    </style:style>
    <style:style style:name="T85" style:family="text">
      <style:text-properties officeooo:rsid="02193064"/>
    </style:style>
    <style:style style:name="T86" style:family="text">
      <style:text-properties officeooo:rsid="021bfe73"/>
    </style:style>
    <style:style style:name="T87" style:family="text">
      <style:text-properties officeooo:rsid="02213209" style:font-weight-asian="normal" style:font-weight-complex="normal"/>
    </style:style>
    <style:style style:name="T88" style:family="text">
      <style:text-properties officeooo:rsid="022627b1"/>
    </style:style>
    <style:style style:name="T89" style:family="text">
      <style:text-properties officeooo:rsid="022ae6f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חישוב מקבילי מהיר</text:h>
      <text:p text:style-name="P35"><text:span text:style-name="T67">בשבוע שעבר דיברנו על שני יתרונות של חישוב מקבילי. השבוע נדבר על </text:span><text:span text:style-name="T50">יתרון השלישי</text:span><text:span text:style-name="T52">: </text:span><text:span text:style-name="T50">ביצוע </text:span><text:span text:style-name="T53">מהיר של </text:span><text:span text:style-name="T50">חישובים כבדים ע"י שימוש בכמה ליבות. מספר הליבות במחשב שולחני ממוצע הוא 2-4, אבל אפשר היום לשכור מחשבים בענן (למשל בשירות AWS) עם 64 ליבות ויותר, כך שההאצה יכולה להיות משמעותית מאד.</text:span><text:span text:style-name="T51"> נ</text:span><text:span text:style-name="T57">תחיל מדוגמה פשוטה. נסו קודם לפתור אותה בעצמכם בעזרת הידע שלכם על חוטים. </text:span></text:p>
      <text:p text:style-name="P27"><text:span text:style-name="T3">תרגיל כיתה</text:span><text:span text:style-name="T47">. נתון מערך </text:span><text:span text:style-name="T31">array</text:span><text:span text:style-name="T47"> ובו 100 מיליון מספרים ממשיים. </text:span><text:span text:style-name="T45">רוצים לחשב את סכום המספרים </text:span><text:span text:style-name="T46">בשלישית</text:span><text:span text:style-name="T47">: <text:s/>sum{i=0..</text:span><text:span text:style-name="T48">.</text:span><text:span text:style-name="T47">a.length}</text:span><text:span text:style-name="T48">{</text:span><text:span text:style-name="T31">array</text:span><text:span text:style-name="T47">[i]^3</text:span><text:span text:style-name="T48">}</text:span><text:span text:style-name="T49">.</text:span></text:p>
      <text:p text:style-name="P31">החישוב הסדרתי הפשוט לוקח (על המחשב שלי) 8 שניות; מיצאו דרך לבצע את החישוב ב-4 שניות.</text:p>
      <text:p text:style-name="P29"><text:span text:style-name="T36">בידקו את האלגוריתם שלכם ע"י דוגמה פשוטה, למשל, מלאו את המערך שלכם ב-2 ע"י </text:span><text:span text:style-name="T14">Arrays.</text:span><text:span text:style-name="T19">fill</text:span><text:span text:style-name="T14">(</text:span><text:span text:style-name="T26">array</text:span><text:span text:style-name="T14">, 2) <text:s/>ובידקו שהתוצאה הסופית היא 800 מיליון.</text:span></text:p>
      <text:p text:style-name="P28"/>
      <text:p text:style-name="P30"><text:span text:style-name="T36">בקובץ lesson7/ParallelSum נמצאים שני </text:span><text:span text:style-name="T58">פתרונות: </text:span></text:p>
      <text:p text:style-name="P36">פתרון <text:span text:style-name="T2">יצרן-צרכן</text:span> <text:span text:style-name="T88">- ע"י חוטים ותורים</text:span></text:p>
      <text:p text:style-name="P30"><text:span text:style-name="T5">הפתרון הראשון</text:span><text:span text:style-name="T54"> משתמש בשני חוטים</text:span><text:span text:style-name="T55">. כל חוט מחשב את הסכום בחצי מהמערך, ושומר אותו במשתנה נפרד</text:span><text:span text:style-name="T56">:</text:span></text:p>
      <text:p text:style-name="P3"><text:span text:style-name="T34">double</text:span><text:span text:style-name="T14">[] </text:span><text:span text:style-name="T25">sums</text:span><text:span text:style-name="T14"> = </text:span><text:span text:style-name="T34">new</text:span><text:span text:style-name="T14"> </text:span><text:span text:style-name="T34">double</text:span><text:span text:style-name="T14">[2];</text:span></text:p>
      <text:p text:style-name="P32"><text:span text:style-name="T14">Thread </text:span><text:span text:style-name="T25">t1</text:span><text:span text:style-name="T14"> = </text:span><text:span text:style-name="T34">new</text:span><text:span text:style-name="T14"> Thread(() -&gt; {</text:span></text:p>
      <text:p text:style-name="P32"><text:span text:style-name="T22"><text:tab/></text:span><text:span text:style-name="T34">int</text:span><text:span text:style-name="T14"> </text:span><text:span text:style-name="T25">sum</text:span><text:span text:style-name="T14"> = 0;</text:span></text:p>
      <text:p text:style-name="P32"><text:span text:style-name="T14"><text:tab/></text:span><text:span text:style-name="T34">for</text:span><text:span text:style-name="T14"> (</text:span><text:span text:style-name="T34">int</text:span><text:span text:style-name="T14"> </text:span><text:span text:style-name="T25">i</text:span><text:span text:style-name="T14">=0; </text:span><text:span text:style-name="T25">i</text:span><text:span text:style-name="T14">&lt;</text:span><text:span text:style-name="T83">array</text:span><text:span text:style-name="T14">.</text:span><text:span text:style-name="T33">length</text:span><text:span text:style-name="T14">/2; ++</text:span><text:span text:style-name="T25">i</text:span><text:span text:style-name="T14">)</text:span></text:p>
      <text:p text:style-name="P32"><text:span text:style-name="T14"><text:tab/><text:tab/></text:span><text:span text:style-name="T25">sum</text:span><text:span text:style-name="T14"> += Math.</text:span><text:span text:style-name="T19">pow</text:span><text:span text:style-name="T14">(</text:span><text:span text:style-name="T25">array</text:span><text:span text:style-name="T14">[</text:span><text:span text:style-name="T25">i</text:span><text:span text:style-name="T14">], 3);</text:span></text:p>
      <text:p text:style-name="P32"><text:span text:style-name="T14"><text:tab/></text:span><text:span text:style-name="T25">sums</text:span><text:span text:style-name="T14">[0] = </text:span><text:span text:style-name="T25">sum</text:span><text:span text:style-name="T14">;</text:span></text:p>
      <text:p text:style-name="P34">});</text:p>
      <text:p text:style-name="P32"><text:span text:style-name="T25">t1</text:span><text:span text:style-name="T29">.start</text:span><text:span text:style-name="T14">();</text:span></text:p>
      <text:p text:style-name="P32"><text:span text:style-name="T14">Thread </text:span><text:span text:style-name="T25">t2</text:span><text:span text:style-name="T14"> = </text:span><text:span text:style-name="T34">new</text:span><text:span text:style-name="T14"> Thread(() -&gt; {</text:span></text:p>
      <text:p text:style-name="P32"><text:span text:style-name="T14"><text:tab/></text:span><text:span text:style-name="T34">int</text:span><text:span text:style-name="T14"> </text:span><text:span text:style-name="T25">sum</text:span><text:span text:style-name="T14"> = 0;</text:span></text:p>
      <text:p text:style-name="P32"><text:span text:style-name="T14"><text:tab/></text:span><text:span text:style-name="T34">for</text:span><text:span text:style-name="T14"> (</text:span><text:span text:style-name="T34">int</text:span><text:span text:style-name="T14"> </text:span><text:span text:style-name="T25">i</text:span><text:span text:style-name="T14">=</text:span><text:span text:style-name="T25">array</text:span><text:span text:style-name="T14">.</text:span><text:span text:style-name="T33">length</text:span><text:span text:style-name="T14">/2; </text:span><text:span text:style-name="T25">i</text:span><text:span text:style-name="T14">&lt;</text:span><text:span text:style-name="T25">array</text:span><text:span text:style-name="T14">.</text:span><text:span text:style-name="T33">length</text:span><text:span text:style-name="T14">; ++</text:span><text:span text:style-name="T25">i</text:span><text:span text:style-name="T14">)</text:span></text:p>
      <text:p text:style-name="P32"><text:span text:style-name="T14"><text:tab/><text:tab/></text:span><text:span text:style-name="T25">sum</text:span><text:span text:style-name="T14"> += Math.</text:span><text:span text:style-name="T19">pow</text:span><text:span text:style-name="T14">(</text:span><text:span text:style-name="T25">array</text:span><text:span text:style-name="T14">[</text:span><text:span text:style-name="T25">i</text:span><text:span text:style-name="T14">], 3);</text:span></text:p>
      <text:p text:style-name="P32"><text:span text:style-name="T14"><text:tab/></text:span><text:span text:style-name="T25">sums</text:span><text:span text:style-name="T14">[1] = </text:span><text:span text:style-name="T25">sum</text:span><text:span text:style-name="T14">;</text:span></text:p>
      <text:p text:style-name="P34">});</text:p>
      <text:p text:style-name="P32"><text:span text:style-name="T25">t2</text:span><text:span text:style-name="T14">.start();</text:span></text:p>
      <text:p text:style-name="P34"/>
      <text:p text:style-name="P12">כדי לחשב את הסכום הכולל, <text:span text:style-name="T81">התוכנית הראשית צריכה </text:span>לחכות ששני החוטים יסתיימו<text:span text:style-name="T81">.</text:span> ניתן לעשות זאת ע"י הפקודה join:</text:p>
      <text:p text:style-name="P4"><text:span text:style-name="T25">t1</text:span><text:span text:style-name="T14">.join();</text:span></text:p>
      <text:p text:style-name="P32"><text:span text:style-name="T25">t2</text:span><text:span text:style-name="T14">.join();</text:span></text:p>
      <text:p text:style-name="P32"><text:span text:style-name="T34">double</text:span><text:span text:style-name="T14"> </text:span><text:span text:style-name="T25">sum</text:span><text:span text:style-name="T14"> = </text:span><text:span text:style-name="T25">sums</text:span><text:span text:style-name="T14">[0]+</text:span><text:span text:style-name="T25">sums</text:span><text:span text:style-name="T14">[1];</text:span></text:p>
      <text:p text:style-name="P10">על המחשב שלי, הפתרון השני לוקח<text:span text:style-name="T84"> קצת יותר מ-4</text:span> שניות. למה <text:span text:style-name="T85">יותר מ-</text:span>4? - כי יש תקורה <text:span text:style-name="T84">מסויימת </text:span>לשימוש בשני חוטים. <text:span text:style-name="T79">כאשר </text:span>עוברים לחישוב מקבילי<text:span text:style-name="T79">, כדאי תמיד </text:span>לבדוק האם ועד כמה <text:span text:style-name="T79">אנחנו </text:span>חוסכים.</text:p>
      <text:p text:style-name="P22"/>
      <text:p text:style-name="P13"><text:span text:style-name="T2">הערה</text:span>: <text:span text:style-name="T82">למעלה השתמשנו </text:span>במערך <text:span text:style-name="T68">בגודל 2 </text:span>עבור שני הסכומים. אילו היינו משתמשים בשני משתנים, למשל sum0, sum1, היינו מקבלים שגיאת קומפילציה. <text:span text:style-name="T69">הסיבה היא שזה מסוכן להשתמש מתוך חוט, במשתנים שמוגדרים מחוץ לחוט, כי אם שני חוטים ינסו בו-זמנית לשנות את אותו משתנה, עלולות להיווצר שגיאות, כפי שנראה בהמשך השיעור. <text:s text:c="2"/>מסיבה לא ברורה, הקומפיילר לא מתריע על שגיאה זו כשאנחנו משתמשים במערך, אם-כי הסכנה עדיין קיימת. במקרה שלנו, אנחנו יודעים שכל חוט ניגש לאיבר אחר במערך כך שהבעיה לא נוצרת.</text:span></text:p>
      <text:p text:style-name="P13"/>
      <text:p text:style-name="P23">דרך יותר בטוחה להשיג אותה מטרה <text:s/>היא להשתמש ב-BlockingQueue. זהו סוג של תור - אפשר להכניס לתוכו דברים בצד אחד ולהוציא אותם בצד השני באותו סדר. <text:s text:c="2"/>אולם ל-BlockingQueue יש מתודה מיוחדת בשם take: אם התור ריק, המתודה תחכה עד שיגיע איבר חדש לתור (יש גם מתודה בשם poll שמחכה זמן קצוב מראש שיגיע איבר חדש, ואז מפסיקה לחכות ומחזירה ערך null). <text:s text:c="2"/>כדי להשתמש במבנה זה, נחליף את השורה הראשונה (שמגדירה את sums) ב:</text:p>
      <text:p text:style-name="P7"><text:span text:style-name="T13">BlockingQueue&lt;Integer&gt; </text:span><text:span text:style-name="T24">sums</text:span><text:span text:style-name="T13"> = </text:span><text:span text:style-name="T35">new</text:span><text:span text:style-name="T13"> ArrayBlockingQueue&lt;&gt;(2);</text:span></text:p>
      <text:p text:style-name="P24">ובמקום שכל חוט ישים את הסכום שלו באחד מאיברי המערך, הוא ישתמש ב-offer:</text:p>
      <text:p text:style-name="P33"><text:span text:style-name="T30">sums</text:span><text:span text:style-name="T18">.offer(</text:span><text:span text:style-name="T30">sum</text:span><text:span text:style-name="T18">);</text:span></text:p>
      <text:p text:style-name="P14"/>
      <text:p text:style-name="P14">את שלוש השורות האחרונות (שמחכות שהחוטים יסתיימו) <text:span text:style-name="T74">נחליף </text:span>ב:</text:p>
      <text:p text:style-name="P5"><text:span text:style-name="T34">double</text:span><text:span text:style-name="T14"> </text:span><text:span text:style-name="T25">sum</text:span><text:span text:style-name="T14"> = </text:span><text:span text:style-name="T25">sums</text:span><text:span text:style-name="T14">.take() + </text:span><text:span text:style-name="T25">sums</text:span><text:span text:style-name="T14">.take();</text:span></text:p>
      <text:p text:style-name="P20">שימו לב - כבר אין צורך בפעולת join. <text:s text:c="2"/><text:span text:style-name="T70">השורה האחרונה מחכה עד ששני סכומי-הביניים יגיעו לתור, ואז לוקחת אותם ומחברת אותם. למידע נוסף על BlockingQueue ראו בתיעוד של אורקל.</text:span></text:p>
      <text:p text:style-name="P15"/>
      <text:p text:style-name="P15">הפתרון הזה הוא דוגמה לתבנית שנקראת<text:span text:style-name="T80"> </text:span><text:span text:style-name="T6">יצרן-צרכן</text:span><text:span text:style-name="T80"> (</text:span>Producer-Consumer<text:span text:style-name="T80">)</text:span>: אפליקציה שבה חלק מהחוטים הם <text:span text:style-name="T37">יצרנים </text:span>של ערכים, וחוטים אחרים הם <text:span text:style-name="T37">צרכנים </text:span>של אותם ערכים.<text:span text:style-name="T86"> המשתנה BlockingQueue משמש לתיאום בין יצרנים לצרכנים.</text:span></text:p>
      <text:p text:style-name="P16"/>
      <text:p text:style-name="P17"><text:span text:style-name="T2">חידה</text:span>: מיצאו דוגמאות נוספות של אפליקציות יצרן-צרכן.</text:p>
      <text:p text:style-name="P15"/>
      <text:p text:style-name="P25">פתרון <text:span text:style-name="T2">מיפוי-צמצום</text:span><text:span text:style-name="T88"> - ע"י זרמים מקביליים</text:span></text:p>
      <text:p text:style-name="P18"><text:span text:style-name="T2">פתרון שני</text:span> ושונה מהותית מהראשון הוא להשתמש ב<text:span text:style-name="T2">זרמים </text:span>(<text:span text:style-name="T72">S</text:span>treams).<text:span text:style-name="T72"> </text:span><text:span text:style-name="T4">זרם</text:span><text:span text:style-name="T72"> בג'אבה הוא סדרה של אובייקטים. הוא דומה ל</text:span><text:span text:style-name="T4">אוסף</text:span><text:span text:style-name="T72">, אבל יש לו מתודות מיוחדות שמאפשרות לבצע פעולות על כל הסדרה באופן מקבילי. המתודות מתחלקות לשני סוגים עיקריים הנקראים </text:span><text:span text:style-name="T8">מיפוי</text:span><text:span text:style-name="T39"> (map)</text:span><text:span text:style-name="T8"> וצמצום</text:span><text:span text:style-name="T39"> (reduce):</text:span></text:p>
      <text:list xml:id="list3257190500341067538" text:style-name="L1">
        <text:list-item>
          <text:p text:style-name="P38">המתודה map מבצעת פעולה מסויימת על כל איבר <text:span text:style-name="T77">בזרם. למשל, השורה:<text:line-break/> </text:span><text:span text:style-name="T16">map(</text:span><text:span text:style-name="T27">x</text:span><text:span text:style-name="T16"> -&gt; Math.</text:span><text:span text:style-name="T20">pow</text:span><text:span text:style-name="T16">(</text:span><text:span text:style-name="T27">x</text:span><text:span text:style-name="T16">, 3))</text:span> <text:span text:style-name="T76"><text:s text:c="2"/><text:line-break/>יוצרת זרם חדש שבו כל איבר x מועלה בחזקת 3</text:span>. </text:p>
        </text:list-item>
        <text:list-item>
          <text:p text:style-name="P39">המתודה reduce מצמצמ<text:span text:style-name="T73">ת את כל איברי המערך לאיבר אחד. למשל, השורה:<text:line-break/></text:span><text:span text:style-name="T17">reduce((</text:span><text:span text:style-name="T28">x</text:span><text:span text:style-name="T17">,</text:span><text:span text:style-name="T28">y</text:span><text:span text:style-name="T17">)-&gt;</text:span><text:span text:style-name="T28">x</text:span><text:span text:style-name="T17">+</text:span><text:span text:style-name="T28">y</text:span><text:span text:style-name="T17">)</text:span><text:span text:style-name="T73"> <text:line-break/>מצמצמת כל שני איברים סמוכים x,y לאיבר אחד שהוא הסכום שלהם x+y, ומבצעת פעולה זו שוב ושוב עד שנשאר רק איבר יחיד (שהוא הסכום של כל האיברים בזרם). <text:s text:c="2"/></text:span></text:p>
        </text:list-item>
      </text:list>
      <text:p text:style-name="P9">הכוח של שתי הפעולות הללו מתגלה כשמבצעים אותן זו אחר זו. לדוגמה, את הבעיה <text:span text:style-name="T78">שבתרגיל הכיתה ניתן </text:span>לפתור בשורה אחת כך:</text:p>
      <text:p text:style-name="P6"><text:span text:style-name="T34">double</text:span><text:span text:style-name="T14"> </text:span><text:span text:style-name="T25">sum</text:span><text:span text:style-name="T14"> = Arrays.</text:span><text:span text:style-name="T19">stream</text:span><text:span text:style-name="T14">(</text:span><text:span text:style-name="T25">array</text:span><text:span text:style-name="T14">)</text:span></text:p>
      <text:p text:style-name="P32"><text:span text:style-name="T15"><text:tab/></text:span><text:span text:style-name="T14">.parallel()</text:span></text:p>
      <text:p text:style-name="P32"><text:span text:style-name="T15"><text:tab/></text:span><text:span text:style-name="T14">.map(</text:span><text:span text:style-name="T25">x</text:span><text:span text:style-name="T14"> -&gt; Math.</text:span><text:span text:style-name="T19">pow</text:span><text:span text:style-name="T14">(</text:span><text:span text:style-name="T25">x</text:span><text:span text:style-name="T14">, 3))</text:span></text:p>
      <text:p text:style-name="P32"><text:span text:style-name="T14"><text:tab/>.reduce((</text:span><text:span text:style-name="T25">x</text:span><text:span text:style-name="T14">,</text:span><text:span text:style-name="T25">y</text:span><text:span text:style-name="T14">)-&gt;</text:span><text:span text:style-name="T25">x</text:span><text:span text:style-name="T14">+</text:span><text:span text:style-name="T25">y</text:span><text:span text:style-name="T14">)</text:span></text:p>
      <text:p text:style-name="P34"><text:tab/>.getAsDouble();</text:p>
      <text:p text:style-name="P19">משמעות השורה היא: "קח את המערך, הפוך אותו לזרם, <text:span text:style-name="T75">הפוך אותו למקבילי, העלה כל איבר במערך בחזקת 3, סכם את כל האיברים, והפוך את התוצאה למספר ממשי". על המחשב שלי (עם 4 ליבות), החישוב הזה לוקח רק 2.5 שניות - המחשב יודע לבד להשתמש בחוטים בהתאם למספר הליבות!</text:span></text:p>
      <text:p text:style-name="P19"/>
      <text:p text:style-name="P21">הפתרון הזה הוא דוגמה לתבנית שנקראת Map-Reduce. יש הרבה אלגוריתמים שניתן להציג כשילוב של פעולות מיפוי (=פעולות על כל איבר בנפרד) ופעולות <text:span text:style-name="T89">צימצום (הפיכת כל האיברים לאיבר אחד). אלגוריתמים כאלה </text:span></text:p>
      <text:p text:style-name="P21"/>
      <text:p text:style-name="P11"><text:span text:style-name="T9">הערות</text:span><text:span text:style-name="T87">:</text:span></text:p>
      <text:list xml:id="list6912598436758454750" text:style-name="L2">
        <text:list-item>
          <text:p text:style-name="P40"><text:span text:style-name="T37">מתודה </text:span><text:span text:style-name="T42">חשובה </text:span><text:span text:style-name="T37">נוספת השייכת לסוג של פעולות-מיפוי היא filter - סינון. היא מפעילה תנאי מסויים על כל איבר בנפרד, ויוצרת זרם חדש שבו מופיעים רק האיברים המקיימים את התנאי.</text:span></text:p>
        </text:list-item>
        <text:list-item>
          <text:p text:style-name="P41"><text:span text:style-name="T38">ניתן להשתמש ב-reduce רק עם פעולות </text:span><text:span text:style-name="T7">אסוציאטיביות </text:span><text:span text:style-name="T38">- פעולות שבהן סדר הביצוע לא משפיע על התוצאה</text:span><text:span text:style-name="T40">: a*(b*c) = (a*b)*c. <text:s/>האסוציאטיביות מאפשרת לבצע את הפעולות באופן מקביל או סדרתי בכל סדר שהוא, והתוצאה תישאר זהה. למשל, חיבור הוא אסוציאטיבי, ולכן אפשר לחשב סכום של ארבעה איברים בחוט אחד: (((a+b)+c)+d) או בשני חוטים: ((a+b)+(c+d)) והתוצאה תהיה זהה <text:s text:c="4"/>(בטח כשלמדתם מתמטיקה לא הבנתם למה צריך ללמוד על אסוציאטיביות ומה זה קשור למדעי המחשב, נכון? אז הנה, אסוציאטיביות בהחלט קשורה למדעי המחשב. היא מאפשרת לנו </text:span><text:span text:style-name="T41">למקבל אלגוריתמים ולחסוך</text:span><text:span text:style-name="T40"> המון זמן).</text:span></text:p>
        </text:list-item>
        <text:list-item>
          <text:p text:style-name="P42"><text:span text:style-name="T40">ב</text:span><text:span text:style-name="T37">גלל החשיבות הרבה של חישוב מקבילי בימינו, יותר ויותר מתכנתים מתרגלים לעבוד מלכתחילה עם זרמים ולא עם לולאות. מאז המצאת הזרמים, הלולאות </text:span><text:span text:style-name="T43">כבר</text:span><text:span text:style-name="T37"> </text:span><text:span text:style-name="T43">די "מחוץ לאופנה"</text:span><text:span text:style-name="T37">. <text:s/></text:span><text:span text:style-name="T44"><text:s text:c="2"/></text:span><text:span text:style-name="T37">הבעיה בלולאה היא, שהיא מכתיבה למחשב בדיוק באיזה סדר לבצע את הפעולות - הוא חייב לעבור על המערך החל מאיבר 0 ועד לאיבר ה-100 מיליון באופן סדרתי. לעומת זאת, זרם רק אומר למחשב </text:span><text:span text:style-name="T2">מה </text:span><text:span text:style-name="T37">לעשות ולא </text:span><text:span text:style-name="T10">איך </text:span><text:span text:style-name="T37">לעשות את זה, וכך משאיר לו חופש למקבל את החישוב.</text:span></text:p>
        </text:list-item>
      </text:list>
      <text:p text:style-name="P49">דוגמאות נוספות</text:p>
      <text:list xml:id="list7351100348254149816" text:style-name="L3">
        <text:list-item>
          <text:p text:style-name="P43"><text:span text:style-name="T59">ניזכר ב</text:span><text:span text:style-name="T60">בעיית החלוקה </text:span><text:span text:style-name="T59">מהשיעור הקודם. אנחנו צריכים למצוא את החלוקה שבה הפרש הסכומים הוא הקטן ביותר. </text:span><text:span text:style-name="T60">ניתן למקבל </text:span><text:span text:style-name="T59">את הפתרון </text:span><text:span text:style-name="T60">בשתי הדרכים שראינו למעלה.</text:span><text:span text:style-name="T59"> דרך א - </text:span><text:span text:style-name="T12">יצרן-צרכן</text:span><text:span text:style-name="T59"> (ראו PartitionThreas). נשתמש בשני חוטים יצרנים: כל חוט י</text:span><text:span text:style-name="T61">חשב את החלוקה הטובה ביותר בחצי מהתחום. החוט הראשי יחכה לתוצאות של שני החוטים ויחזיר את החלוקה הטובה ביותר מבין השתיים. דרך ב - </text:span><text:span text:style-name="T11">מיפוי-צמצום </text:span><text:span text:style-name="T61">(ראו PartitionStreams). במקרה זה הזרם ההתחלתי הוא אוסף האינדקסים האפשריים: </text:span><text:span text:style-name="T18">IntStream.</text:span><text:span text:style-name="T21">range</text:span><text:span text:style-name="T18">(0, </text:span><text:span text:style-name="T30">numOfPartitions</text:span><text:span text:style-name="T18">)</text:span><text:span text:style-name="T61">, ואנחנו מפעילים עליו רק פעולת צמצום</text:span><text:span text:style-name="T62"> השומרת את האינדקס הטוב ביותר</text:span><text:span text:style-name="T61">: <text:s/></text:span><text:span text:style-name="T23">.reduce( (</text:span><text:span text:style-name="T32">i</text:span><text:span text:style-name="T23">,</text:span><text:span text:style-name="T32">j</text:span><text:span text:style-name="T23">) -&gt; diff(</text:span><text:span text:style-name="T32">values</text:span><text:span text:style-name="T23">,</text:span><text:span text:style-name="T32">i</text:span><text:span text:style-name="T23">)&lt;diff(</text:span><text:span text:style-name="T32">values</text:span><text:span text:style-name="T23">,</text:span><text:span text:style-name="T32">j</text:span><text:span text:style-name="T23">)? </text:span><text:span text:style-name="T32">i</text:span><text:span text:style-name="T23">: </text:span><text:span text:style-name="T32">j</text:span><text:span text:style-name="T23"> )</text:span><text:span text:style-name="T63">.</text:span></text:p>
        </text:list-item>
        <text:list-item>
          <text:p text:style-name="P44"><text:span text:style-name="T2">תרגיל בית קל</text:span><text:span text:style-name="T36">: איך למקבל חישוב של n! עבור n מאד גדול? (שימו לב, צריך להשתמש ב-BigInteger כדי להחזיק את התוצאה הנכונה).</text:span></text:p>
        </text:list-item>
        <text:list-item>
          <text:p text:style-name="P44"><text:span text:style-name="T2">תרגיל בית קשה</text:span><text:span text:style-name="T36">: כיתבו </text:span><text:span text:style-name="T65">תוכנית</text:span><text:span text:style-name="T36"> המציירת פרקטל, לדוגמה, הפרקטל של מנדלברוט (קיראו באינטרנט איך לחשב אותו). הגדילו את מספר החוטים. האם <text:s/>הציור מתבצע במהירות רבה יותר כשיש כמה חוטים? <text:s text:c="2"/>נסו לבצע זאת </text:span><text:span text:style-name="T65">באפליקציית</text:span><text:span text:style-name="T36"> שרת-לקוח: הלקוח מבקש מהשרת לחשב ערכים בתחום מסויים, והשרת מחזיר לו את הערכים. </text:span><text:span text:style-name="T64">מה קורה כשהשרת משתמש בחוט אחד? בכמה חוטים?</text:span></text:p>
        </text:list-item>
      </text:list>
      <text:p text:style-name="P37"/>
      <text:p text:style-name="Heading_20_2">מקורות </text:p>
      <text:list xml:id="list1069589501508259945" text:style-name="L4">
        <text:list-item>
          <text:p text:style-name="P46">Cay Horstmann, “Core Java for the Impatient”, chapter<text:span text:style-name="T71">s</text:span> 10<text:span text:style-name="T71">,8.</text:span></text:p>
        </text:list-item>
        <text:list-item>
          <text:p text:style-name="P47">Dane Cameron, "A Software Engineer Learns Java and OOP", <text:span text:style-name="T66">chapter 30</text:span></text:p>
        </text:list-item>
        <text:list-item>
          <text:p text:style-name="P48">Peter Taylor, "Forking Factorials", https://codegolf.stackexchange.com/a/1641/12019</text:p>
          <text:p text:style-name="P45"/>
        </text:list-item>
      </text:list>
      <text:p text:style-name="P26"/>
      <text:p text:style-name="P8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02T22:16:42.037090144</dc:date>
    <meta:editing-duration>P1DT22H6M5S</meta:editing-duration>
    <meta:editing-cycles>525</meta:editing-cycles>
    <meta:document-statistic meta:table-count="0" meta:image-count="0" meta:object-count="0" meta:page-count="1" meta:paragraph-count="66" meta:word-count="1139" meta:character-count="6760" meta:non-whitespace-character-count="5647"/>
  </office:meta>
</office:document-meta>
</file>